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Formula-4/content.xml" manifest:media-type="text/xml"/>
  <manifest:file-entry manifest:full-path="Formula-4/settings.xml" manifest:media-type="text/xml"/>
  <manifest:file-entry manifest:full-path="Formula-4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Formula-8/content.xml" manifest:media-type="text/xml"/>
  <manifest:file-entry manifest:full-path="Formula-8/settings.xml" manifest:media-type="text/xml"/>
  <manifest:file-entry manifest:full-path="Formula-8/" manifest:version="1.3" manifest:media-type="application/vnd.oasis.opendocument.formula"/>
  <manifest:file-entry manifest:full-path="Formula-6/content.xml" manifest:media-type="text/xml"/>
  <manifest:file-entry manifest:full-path="Formula-6/settings.xml" manifest:media-type="text/xml"/>
  <manifest:file-entry manifest:full-path="Formula-6/" manifest:version="1.3" manifest:media-type="application/vnd.oasis.opendocument.formula"/>
  <manifest:file-entry manifest:full-path="Formula-14/settings.xml" manifest:media-type="application/xml"/>
  <manifest:file-entry manifest:full-path="Formula-14/content.xml" manifest:media-type="application/xml"/>
  <manifest:file-entry manifest:full-path="Formula-14/" manifest:version="1.2" manifest:media-type="application/vnd.oasis.opendocument.formula"/>
  <manifest:file-entry manifest:full-path="Formula-2/content.xml" manifest:media-type="text/xml"/>
  <manifest:file-entry manifest:full-path="Formula-2/settings.xml" manifest:media-type="text/xml"/>
  <manifest:file-entry manifest:full-path="Formula-2/" manifest:version="1.3" manifest:media-type="application/vnd.oasis.opendocument.formula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Formula-10/content.xml" manifest:media-type="text/xml"/>
  <manifest:file-entry manifest:full-path="Formula-10/settings.xml" manifest:media-type="text/xml"/>
  <manifest:file-entry manifest:full-path="Formula-10/" manifest:version="1.3" manifest:media-type="application/vnd.oasis.opendocument.formula"/>
  <manifest:file-entry manifest:full-path="Formula-0/content.xml" manifest:media-type="text/xml"/>
  <manifest:file-entry manifest:full-path="Formula-0/settings.xml" manifest:media-type="text/xml"/>
  <manifest:file-entry manifest:full-path="Formula-0/" manifest:version="1.3" manifest:media-type="application/vnd.oasis.opendocument.formula"/>
  <manifest:file-entry manifest:full-path="ObjectReplacements/Formula-8" manifest:media-type="application/x-openoffice-gdimetafile;windows_formatname=&quot;GDIMetaFile&quot;"/>
  <manifest:file-entry manifest:full-path="ObjectReplacements/Formula-6" manifest:media-type="application/x-openoffice-gdimetafile;windows_formatname=&quot;GDIMetaFile&quot;"/>
  <manifest:file-entry manifest:full-path="ObjectReplacements/Formula-4" manifest:media-type="application/x-openoffice-gdimetafile;windows_formatname=&quot;GDIMetaFile&quot;"/>
  <manifest:file-entry manifest:full-path="ObjectReplacements/Formula-2" manifest:media-type="application/x-openoffice-gdimetafile;windows_formatname=&quot;GDIMetaFile&quot;"/>
  <manifest:file-entry manifest:full-path="ObjectReplacements/Formula-10" manifest:media-type="application/x-openoffice-gdimetafile;windows_formatname=&quot;GDIMetaFile&quot;"/>
  <manifest:file-entry manifest:full-path="ObjectReplacements/Formula-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fr1" style:family="graphic" style:parent-style-name="Formula">
      <style:graphic-properties style:wrap="none" style:vertical-pos="from-top" style:horizontal-pos="center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 test about latexmath working</text:p>
      <text:p text:style-name="Date">2021-09-03</text:p>
      <text:p text:style-name="Text_20_body"><draw:frame draw:style-name="fr2" draw:name="1" text:anchor-type="as-char" svg:width="0.961in" svg:height="0.2547in" draw:z-index="0"><draw:object xlink:href="./Formula-0" xlink:type="simple" xlink:show="embed" xlink:actuate="onLoad"/><draw:image xlink:href="./ObjectReplacements/Formula-0" xlink:type="simple" xlink:show="embed" xlink:actuate="onLoad"/></draw:frame><text:s/>is a very famous solution.</text:p>
      <text:p text:style-name="Text_20_body"><draw:frame draw:style-name="fr2" draw:name="2" text:anchor-type="as-char" svg:width="0.9744in" svg:height="0.378in" draw:z-index="1"><draw:object xlink:href="./Formula-2" xlink:type="simple" xlink:show="embed" xlink:actuate="onLoad"/><draw:image xlink:href="./ObjectReplacements/Formula-2" xlink:type="simple" xlink:show="embed" xlink:actuate="onLoad"/></draw:frame><text:s/>is a nice formula for summing the cubes of the first <draw:frame draw:style-name="fr2" draw:name="3" text:anchor-type="as-char" svg:width="0.1661in" svg:height="0.1839in" draw:z-index="2"><draw:object xlink:href="./Formula-4" xlink:type="simple" xlink:show="embed" xlink:actuate="onLoad"/><draw:image xlink:href="./ObjectReplacements/Formula-4" xlink:type="simple" xlink:show="embed" xlink:actuate="onLoad"/></draw:frame><text:s/>natural numbers (done with asciimath).</text:p>
      <text:p text:style-name="Text_20_body"><draw:frame draw:style-name="fr2" draw:name="4" text:anchor-type="as-char" svg:width="1.1047in" svg:height="0.278in" draw:z-index="3"><draw:object xlink:href="./Formula-6" xlink:type="simple" xlink:show="embed" xlink:actuate="onLoad"/><draw:image xlink:href="./ObjectReplacements/Formula-6" xlink:type="simple" xlink:show="embed" xlink:actuate="onLoad"/></draw:frame><text:s/>is a nice formula for summing the cubes of the first <draw:frame draw:style-name="fr2" draw:name="5" text:anchor-type="as-char" svg:width="0.1661in" svg:height="0.1839in" draw:z-index="4"><draw:object xlink:href="./Formula-8" xlink:type="simple" xlink:show="embed" xlink:actuate="onLoad"/><draw:image xlink:href="./ObjectReplacements/Formula-8" xlink:type="simple" xlink:show="embed" xlink:actuate="onLoad"/></draw:frame><text:s/>natural numbers (done with latexmath).</text:p>
      <text:p text:style-name="Text_20_body">But what happens if I write the same formula in LaTeX? <draw:frame draw:style-name="fr2" draw:name="6" text:anchor-type="as-char" svg:width="1.1047in" svg:height="0.278in" draw:z-index="5"><draw:object xlink:href="./Formula-10" xlink:type="simple" xlink:show="embed" xlink:actuate="onLoad"/><draw:image xlink:href="./ObjectReplacements/Formula-10" xlink:type="simple" xlink:show="embed" xlink:actuate="onLoad"/></draw:frame></text:p>
      <text:p text:style-name="Text_20_body"><draw:frame draw:style-name="fr1" draw:name="8" text:anchor-type="as-char" svg:y="-3.3484in" svg:width="1.9689in" svg:height="1.9689in" draw:z-index="6"><draw:object xlink:href="./Formula-14" xlink:type="simple" xlink:show="embed" xlink:actuate="onLoad"/><draw:image xlink:href="./ObjectReplacements/Formula-1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7.3.0.0.alpha0$Linux_X86_64 LibreOffice_project/5fa8ee4650962bf483b6ac034dd373b5d7b9926e</meta:generator>
    <dc:title>A test about latexmath working</dc:title>
    <dc:description/>
    <dc:subject/>
    <meta:keyword/>
    <meta:initial-creator/>
    <meta:creation-date>2021-09-04T01:12:08Z</meta:creation-date>
    <dc:date>2021-09-15T19:49:49.639223680</dc:date>
    <meta:editing-duration>PT44S</meta:editing-duration>
    <meta:editing-cycles>1</meta:editing-cycles>
    <meta:document-statistic meta:table-count="0" meta:image-count="0" meta:object-count="7" meta:page-count="1" meta:paragraph-count="8" meta:word-count="59" meta:character-count="335" meta:non-whitespace-character-count="277"/>
    <meta:user-defined meta:name="date">2021-09-03</meta:user-defined>
  </office:meta>
</office:document-meta>
</file>

<file path=Formula-0/content.xml><?xml version="1.0" encoding="utf-8"?>
<math xmlns="http://www.w3.org/1998/Math/MathML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>a</mi>
              <mi>c</mi>
            </mrow>
          </msqrt>
        </mrow>
        <mrow>
          <mn>2</mn>
          <mi>a</mi>
        </mrow>
      </mfrac>
    </mrow>
    <annotation encoding="StarMath 5.0">{ x = frac { { - b +- sqrt { b ^ 2 - 4 a c } } } { { 2 a } } }</annotation>
  </semantics>
</math>
</file>

<file path=Formula-10/content.xml><?xml version="1.0" encoding="utf-8"?>
<math xmlns="http://www.w3.org/1998/Math/MathML">
  <semantics>
    <mrow>
      <mrow>
        <msubsup>
          <mo stretchy="false">∑</mo>
          <mrow>
            <mi>i</mi>
            <mo stretchy="false">=</mo>
            <mn>1</mn>
          </mrow>
          <mi>n</mi>
        </msubsup>
        <msup>
          <mi>i</mi>
          <mn>3</mn>
        </msup>
      </mrow>
      <mo stretchy="false">=</mo>
      <msup>
        <mrow>
          <mo fence="true" form="prefix" stretchy="true">(</mo>
          <mrow>
            <mfrac>
              <mrow>
                <mi>n</mi>
                <mrow>
                  <mo fence="true" form="prefix" stretchy="tru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true">)</mo>
                </mrow>
              </mrow>
              <mn>2</mn>
            </mfrac>
          </mrow>
          <mo fence="true" form="postfix" stretchy="true">)</mo>
        </mrow>
        <mn>2</mn>
      </msup>
    </mrow>
    <annotation encoding="StarMath 5.0">{ sum ^ n _ { i = 1 } i ^ 3 = left ( frac { { n left ( { n + 1 } right ) } } { 2 } right ) ^ 2 }</annotation>
  </semantics>
</math>
</file>

<file path=Formula-14/content.xml><?xml version="1.0" encoding="utf-8"?>
<math xmlns="http://www.w3.org/1998/Math/MathML" display="block">
  <mrow>
    <msup>
      <mi>y</mi>
      <mn>2</mn>
    </msup>
    <mrow>
      <mspace width="0.444em"/>
      <mo>mod</mo>
      <mspace width="0.222em"/>
      <mi>p</mi>
    </mrow>
    <mo>=</mo>
    <mrow>
      <mo stretchy="true" form="prefix">(</mo>
      <msup>
        <mi>x</mi>
        <mn>3</mn>
      </msup>
      <mo>+</mo>
      <mn>7</mn>
      <mo stretchy="true" form="postfix">)</mo>
    </mrow>
    <mrow>
      <mspace width="0.444em"/>
      <mo>mod</mo>
      <mspace width="0.222em"/>
      <mi>p</mi>
    </mrow>
  </mrow>
</math>
</file>

<file path=Formula-2/content.xml><?xml version="1.0" encoding="utf-8"?>
<math xmlns="http://www.w3.org/1998/Math/MathML">
  <semantics>
    <mrow>
      <mrow>
        <munderover>
          <mo stretchy="false">∑</mo>
          <mrow>
            <mi>i</mi>
            <mo stretchy="false">=</mo>
            <mn>1</mn>
          </mrow>
          <mi>n</mi>
        </munderover>
        <msup>
          <mi>i</mi>
          <mn>3</mn>
        </msup>
      </mrow>
      <mo stretchy="false">=</mo>
      <msup>
        <mrow>
          <mo fence="true" form="prefix" stretchy="true">(</mo>
          <mrow>
            <mfrac>
              <mrow>
                <mi>n</mi>
                <mrow>
                  <mo fence="true" form="prefix" stretchy="tru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true">)</mo>
                </mrow>
              </mrow>
              <mn>2</mn>
            </mfrac>
          </mrow>
          <mo fence="true" form="postfix" stretchy="true">)</mo>
        </mrow>
        <mn>2</mn>
      </msup>
    </mrow>
    <annotation encoding="StarMath 5.0">{ sum csup n csub { i = 1 } i ^ 3 = left ( frac { { n left ( { n + 1 } right ) } } { 2 } right ) ^ 2 }</annotation>
  </semantics>
</math>
</file>

<file path=Formula-4/content.xml><?xml version="1.0" encoding="utf-8"?>
<math xmlns="http://www.w3.org/1998/Math/MathML">
  <semantics>
    <mi>n</mi>
    <annotation encoding="StarMath 5.0">n</annotation>
  </semantics>
</math>
</file>

<file path=Formula-6/content.xml><?xml version="1.0" encoding="utf-8"?>
<math xmlns="http://www.w3.org/1998/Math/MathML">
  <semantics>
    <mrow>
      <mrow>
        <msubsup>
          <mo stretchy="false">∑</mo>
          <mrow>
            <mi>i</mi>
            <mo stretchy="false">=</mo>
            <mn>1</mn>
          </mrow>
          <mi>n</mi>
        </msubsup>
        <msup>
          <mi>i</mi>
          <mn>3</mn>
        </msup>
      </mrow>
      <mo stretchy="false">=</mo>
      <msup>
        <mrow>
          <mo fence="true" form="prefix" stretchy="true">(</mo>
          <mrow>
            <mfrac>
              <mrow>
                <mi>n</mi>
                <mrow>
                  <mo fence="true" form="prefix" stretchy="tru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true">)</mo>
                </mrow>
              </mrow>
              <mn>2</mn>
            </mfrac>
          </mrow>
          <mo fence="true" form="postfix" stretchy="true">)</mo>
        </mrow>
        <mn>2</mn>
      </msup>
    </mrow>
    <annotation encoding="StarMath 5.0">{ sum ^ n _ { i = 1 } i ^ 3 = left ( frac { { n left ( { n + 1 } right ) } } { 2 } right ) ^ 2 }</annotation>
  </semantics>
</math>
</file>

<file path=Formula-8/content.xml><?xml version="1.0" encoding="utf-8"?>
<math xmlns="http://www.w3.org/1998/Math/MathML">
  <semantics>
    <mi>n</mi>
    <annotation encoding="StarMath 5.0">n</annotation>
  </semantics>
</math>
</file>